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3e37" officeooo:paragraph-rsid="000c3e37"/>
    </style:style>
    <style:style style:name="P2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0c3e37" officeooo:paragraph-rsid="000c3e37"/>
    </style:style>
    <style:style style:name="P3" style:family="paragraph" style:parent-style-name="Heading_20_1">
      <style:text-properties fo:font-variant="normal" fo:text-transform="none" fo:color="#000000" style:font-name="Linux Libertine" fo:letter-spacing="normal" fo:language="en" fo:country="US" fo:font-style="normal" fo:font-weight="normal" officeooo:rsid="000c3e37" officeooo:paragraph-rsid="000c3e37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weight="bold"/>
    </style:style>
    <style:style style:name="T6" style:family="text">
      <style:text-properties fo:color="#0b0080" style:text-line-through-style="none" style:text-line-through-type="none" style:text-underline-style="none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h text:style-name="P3" text:outline-level="1"><text:bookmark text:name="firstHeading"/>Stateless protocol</text:h>
      <text:p text:style-name="P1"/>
      <text:p text:style-name="P1"><text:span text:style-name="T1">a </text:span><text:span text:style-name="T2">stateless protocol</text:span><text:span text:style-name="T3"> </text:span><text:span text:style-name="T1">is a </text:span><text:a xlink:type="simple" xlink:href="https://en.wikipedia.org/wiki/Communications_protocol" text:style-name="Internet_20_link" text:visited-style-name="Visited_20_Internet_20_Link"><text:span text:style-name="T4">communications protocol</text:span></text:a><text:span text:style-name="T3"> </text:span><text:span text:style-name="T1">in which no session information is retained by the receiver, </text:span></text:p>
      <text:p text:style-name="P1"><text:span text:style-name="T1"/></text:p>
      <text:p text:style-name="P1"><text:span text:style-name="T1"/></text:p>
      <text:p text:style-name="P2">usually a server. Relevant session data is sent to the receiver by the client in such a way that every packet of information transferred can be understood in isolation, without context information from previous packets in the session. </text:p>
      <text:p text:style-name="P2"><text:span text:style-name="T1"/></text:p>
      <text:p text:style-name="P2"><text:span text:style-name="T1"/></text:p>
      <text:p text:style-name="P2">This property of stateless protocols makes them ideal in high volume applications, increasing performance by removing server load caused by retention of session information.</text:p>
      <text:p text:style-name="P2"><text:span text:style-name="T1"/></text:p>
      <text:p text:style-name="P2"><text:span text:style-name="T1"/></text:p>
      <text:p text:style-name="P2"><text:span text:style-name="T1"/></text:p>
      <text:p text:style-name="P2">A stateless protocol does not require the <text:a xlink:type="simple" xlink:href="https://en.wikipedia.org/wiki/Server_(computing)" text:style-name="Internet_20_link" text:visited-style-name="Visited_20_Internet_20_Link"><text:span text:style-name="T6">server</text:span></text:a> to retain <text:a xlink:type="simple" xlink:href="https://en.wikipedia.org/wiki/Session_(computer_science)" text:style-name="Internet_20_link" text:visited-style-name="Visited_20_Internet_20_Link"><text:span text:style-name="T6">session</text:span></text:a> information or status about each communicating partner for the duration of multiple requests. In contrast, a protocol that requires keeping of the internal state on the <text:a xlink:type="simple" xlink:href="https://en.wikipedia.org/wiki/Server_(computing)" text:style-name="Internet_20_link" text:visited-style-name="Visited_20_Internet_20_Link"><text:span text:style-name="T6">server</text:span></text:a> is known as a <text:span text:style-name="T5">stateful protocol</text:span>. 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8:51:48.400163014</meta:creation-date>
    <dc:date>2019-12-16T19:38:30.968628234</dc:date>
    <meta:editing-duration>PT6M18S</meta:editing-duration>
    <meta:editing-cycles>1</meta:editing-cycles>
    <meta:document-statistic meta:table-count="0" meta:image-count="0" meta:object-count="0" meta:page-count="1" meta:paragraph-count="5" meta:word-count="125" meta:character-count="813" meta:non-whitespace-character-count="690"/>
    <meta:generator>LibreOffice/6.0.7.3$Linux_X86_64 LibreOffice_project/00m0$Build-3</meta:generator>
  </office:meta>
</office:document-meta>
</file>